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color="#00B050" fo:font-size="24pt" style:font-size-asian="24pt" style:font-size-complex="24pt"/>
    </style:style>
    <style:style style:name="P2" style:parent-style-name="Standard" style:family="paragraph">
      <style:paragraph-properties fo:border-top="none" fo:border-left="none" fo:border-bottom="0.0138in solid #000000" fo:border-right="none" fo:padding-top="0in" fo:padding-left="0in" fo:padding-bottom="0.0277in" fo:padding-right="0in" style:shadow="none"/>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S1" style:family="section">
      <style:section-properties fo:margin-left="0in" fo:margin-right="0in" style:writing-mode="lr-tb">
        <style:columns fo:column-count="2" fo:column-gap="0.5in"/>
      </style:section-properties>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list-style-name="LFO2" style:family="paragraph"/>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office:automatic-styles>
  <office:body>
    <office:text text:use-soft-page-breaks="true">
      <text:p text:style-name="P1">Pédagogie ouverte</text:p>
      <text:p text:style-name="P2">No.71</text:p>
      <text:p text:style-name="P3">« Depuis longtemps nous avons utilisé le diplôme comme faire-valoir pour l’emploi,</text:p>
      <text:p text:style-name="P4">mais ça ne suffit plus. » (Noel Ginsburg)</text:p>
      <text:section text:name="Sect1" text:style-name="S1">
        <text:p text:style-name="P5"/>
        <text:p text:style-name="P6">Ce que nous démontre Souris</text:p>
        <text:p text:style-name="P7"/>
        <text:p text:style-name="Standard">L’Étude de Souris incluait l’examen de l’offre actuel de<text:s/>services, des capacités, des intérêts et des besoins en formation additionnelle tels qu’identifiés par les résidents, les employeurs et la communauté en général. Cette étude était financée par le Ministère de la Main d’œuvre et des Études supérieures par l’entremise de l’Entente Canada-Î.-P.-É. sur le développement du marché du travail.</text:p>
        <text:p text:style-name="Standard"/>
        <text:p text:style-name="Standard"><text:s/>Ce que nous révèle l’étude, entre autres :</text:p>
        <text:list text:style-name="LFO1" text:continue-numbering="true">
          <text:list-item>
            <text:p text:style-name="P8">Autant les employeurs que les apprenants veulent davantage <text:s/>d’exemples et d’expériences concrets dans leurs programmes de formation;</text:p>
          </text:list-item>
          <text:list-item>
            <text:p text:style-name="P9">L’information est une fonction pédagogique qui diffère de l’instruction; les Insulaires <text:s/>ont besoin d’une information précise et objective lorsqu’il s’agit de prendre les bonnes décisions quant à leur formation;</text:p>
          </text:list-item>
          <text:list-item>
            <text:p text:style-name="P10">L’offre d’une formation de qualité à Souris et dans les autres communautés de l’île devrait représenter une responsabilité reconnue; notre incapacité ou notre refus de différencier la formation de l’instruction (une responsabilité du système scolaire) retarde les possibilités d’améliorations;</text:p>
          </text:list-item>
          <text:list-item>
            <text:p text:style-name="P11">La formation en ligne est intéressante, mais l’accès accrue à l’internet est nécessaire;</text:p>
          </text:list-item>
          <text:list-item>
            <text:p text:style-name="P12">L’évaluation de la qualité de la formation semble être négligée ou absente.</text:p>
          </text:list-item>
        </text:list>
        <text:p text:style-name="Standard"/>
        <text:p text:style-name="Standard">Le rapport final est disponible sur le site internet d’Éducation 20/20.</text:p>
        <text:p text:style-name="Standard"/>
        <text:p text:style-name="P13"/>
        <text:p text:style-name="P14"/>
        <text:p text:style-name="P15"/>
        <text:p text:style-name="P16">Donnez maintenant</text:p>
        <text:p text:style-name="P17"/>
        <text:p text:style-name="Standard">Merci pour votre support, très apprécié. Les dons peuvent être transmis par l’entremise de CanaDon via notre site internet :<text:s/><text:a xlink:href="http://www.education2020.ca/" office:target-frame-name="_top" xlink:show="replace">www.education2020.ca</text:a>. Des reçus de charité seront remis pour les dons de<text:s/>$10.00 et plus.</text:p>
        <text:p text:style-name="Standard"/>
        <text:p text:style-name="P18">Le Réseau Édcan</text:p>
        <text:p text:style-name="P19"/>
        <text:p text:style-name="Standard">Je vous recommande le Réseau Édcan : «  le Réseau Édcan est un organisme national indépendant regroupant 75,000 membres engagés à ce que tous les étudiants trouvent leur place, leurs objectifs et leur cheminement. » Nos lecteurs sont invités à consulter le site internet et à s’y abonner.</text:p>
        <text:p text:style-name="Standard"/>
        <text:p text:style-name="Standard"><text:span text:style-name="T20">Remerciements de la Saison</text:span></text:p>
        <text:p text:style-name="Standard"/>
        <text:list text:style-name="LFO2" text:continue-numbering="true">
          <text:list-item>
            <text:p text:style-name="P21">À Edmond Richard pour la traduction;</text:p>
          </text:list-item>
          <text:list-item>
            <text:p text:style-name="P22">À Tanya Craig pour l’ajout d’items à notre site internet;</text:p>
          </text:list-item>
          <text:list-item>
            <text:p text:style-name="P23">Aux abonnés pour votre lecture et vos commentaires occasionnels;</text:p>
          </text:list-item>
          <text:list-item>
            <text:p text:style-name="P24">Aux dirigeants de 20/20 pour nous guider sur la bonne voie;</text:p>
          </text:list-item>
          <text:list-item>
            <text:p text:style-name="P25">Aux Insulaires pour votre intérêt soutenu à l’égard de l’éducation.</text:p>
          </text:list-item>
        </text:list>
        <text:p text:style-name="Standard"/>
        <text:p text:style-name="Standard">Don Glendenning, éditeur</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n</meta:initial-creator>
    <dc:creator>Don Glendenning</dc:creator>
    <meta:creation-date>2018-12-17T00:16:00Z</meta:creation-date>
    <dc:date>2018-12-17T00:16:00Z</dc:date>
    <meta:template xlink:href="Normal" xlink:type="simple"/>
    <meta:editing-cycles>2</meta:editing-cycles>
    <meta:editing-duration>PT60S</meta:editing-duration>
    <meta:document-statistic meta:page-count="1" meta:paragraph-count="20" meta:word-count="342" meta:character-count="2411" meta:row-count="67" meta:non-whitespace-character-count="2089"/>
  </office:meta>
</office:document-meta>
</file>